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8.828cm"/>
    </style:style>
    <style:style style:name="co5" style:family="table-column">
      <style:table-column-properties fo:break-before="auto" style:column-width="11.71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T1" style:family="text">
      <style:text-properties style:text-position="sub 58%"/>
    </style:style>
    <style:style style:name="T2" style:family="text">
      <style:text-properties style:text-position="sub 58%" fo:font-size="10pt" style:font-size-asian="10pt" style:font-size-complex="10pt"/>
    </style:style>
    <style:style style:name="T3" style:family="text">
      <style:text-properties style:text-position="-33%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office:value-type="string">
            <text:p>L</text:p>
          </table:table-cell>
          <table:table-cell table:style-name="ce2" office:value-type="float" office:value="0.0001">
            <text:p>100.00E-06</text:p>
          </table:table-cell>
          <table:table-cell office:value-type="string">
            <text:p>Value of inductor you want.</text:p>
          </table:table-cell>
        </table:table-row>
        <table:table-row table:style-name="ro3">
          <table:table-cell office:value-type="string">
            <text:p>DCR<text:span text:style-name="T1">L</text:span></text:p>
          </table:table-cell>
          <table:table-cell office:value-type="float" office:value="0.25">
            <text:p>0.25</text:p>
          </table:table-cell>
          <table:table-cell office:value-type="string">
            <text:p>DC resistance of the inductor.</text:p>
          </table:table-cell>
        </table:table-row>
        <table:table-row table:style-name="ro3">
          <table:table-cell office:value-type="string">
            <text:p>R<text:span text:style-name="T1">SENSE</text:span></text:p>
          </table:table-cell>
          <table:table-cell office:value-type="float" office:value="0.68">
            <text:p>0.68</text:p>
          </table:table-cell>
          <table:table-cell office:value-type="string">
            <text:p>Value of the sense resistor. Smaller =&gt; higher current.</text:p>
          </table:table-cell>
        </table:table-row>
        <table:table-row table:style-name="ro3">
          <table:table-cell office:value-type="string">
            <text:p>R<text:span text:style-name="T1">DS(ON)</text:span></text:p>
          </table:table-cell>
          <table:table-cell office:value-type="float" office:value="0.055">
            <text:p>0.055</text:p>
          </table:table-cell>
          <table:table-cell office:value-type="string">
            <text:p>MOSFET on resistance, from the datasheet (don't change this).</text:p>
          </table:table-cell>
        </table:table-row>
        <table:table-row table:style-name="ro3">
          <table:table-cell office:value-type="string">
            <text:p>V<text:span text:style-name="T1">IN</text:span></text:p>
          </table:table-cell>
          <table:table-cell office:value-type="float" office:value="12">
            <text:p>12</text:p>
          </table:table-cell>
          <table:table-cell office:value-type="string">
            <text:p>Input voltage.</text:p>
          </table:table-cell>
        </table:table-row>
        <table:table-row table:style-name="ro3">
          <table:table-cell office:value-type="string">
            <text:p>V<text:span text:style-name="T2">LED</text:span></text:p>
          </table:table-cell>
          <table:table-cell office:value-type="float" office:value="8.5">
            <text:p>8.5</text:p>
          </table:table-cell>
          <table:table-cell office:value-type="string">
            <text:p>LED forward voltage drop at I<text:span text:style-name="T3">out</text:span>.</text:p>
          </table:table-cell>
        </table:table-row>
        <table:table-row table:style-name="ro3">
          <table:table-cell office:value-type="string">
            <text:p>V<text:span text:style-name="T1">diode</text:span></text:p>
          </table:table-cell>
          <table:table-cell office:value-type="float" office:value="0.45">
            <text:p>0.45</text:p>
          </table:table-cell>
          <table:table-cell office:value-type="string">
            <text:p>Catch diode forward voltage drop at Iout.</text:p>
          </table:table-cell>
        </table:table-row>
        <table:table-row table:style-name="ro3">
          <table:table-cell/>
          <table:table-cell office:value-type="string">
            <text:p>The values below are calculated from the ones above.</text:p>
          </table:table-cell>
          <table:table-cell/>
        </table:table-row>
        <table:table-row table:style-name="ro3">
          <table:table-cell office:value-type="string">
            <text:p>I<text:span text:style-name="T1">OUT</text:span></text:p>
          </table:table-cell>
          <table:table-cell table:style-name="ce2" table:formula="of:=0.2/[.B3]" office:value-type="float" office:value="0.294117647058823">
            <text:p>294.12E-03</text:p>
          </table:table-cell>
          <table:table-cell office:value-type="string">
            <text:p>Average LED current</text:p>
          </table:table-cell>
        </table:table-row>
        <table:table-row table:style-name="ro3">
          <table:table-cell table:style-name="ce1" office:value-type="string">
            <text:p>ΔI</text:p>
          </table:table-cell>
          <table:table-cell table:style-name="ce3" table:formula="of:=[.B9]*0.2" office:value-type="float" office:value="0.0588235294117647">
            <text:p>58.82E-03</text:p>
          </table:table-cell>
          <table:table-cell office:value-type="string">
            <text:p>Difference between min and max LED current</text:p>
          </table:table-cell>
        </table:table-row>
        <table:table-row table:style-name="ro3">
          <table:table-cell office:value-type="string">
            <text:p>t<text:span text:style-name="T1">ON</text:span></text:p>
          </table:table-cell>
          <table:table-cell table:style-name="ce2" table:formula="of:=([.B1]*[.B10])/([.B5]-[.B6]-[.B9]*([.B4]+[.B2]+[.B3]))" office:value-type="float" office:value="0.00000183234081539166">
            <text:p>183.23E-08</text:p>
          </table:table-cell>
          <table:table-cell office:value-type="string">
            <text:p>MOSFET on time.</text:p>
          </table:table-cell>
        </table:table-row>
        <table:table-row table:style-name="ro3">
          <table:table-cell office:value-type="string">
            <text:p>t<text:span text:style-name="T1">OFF</text:span></text:p>
          </table:table-cell>
          <table:table-cell table:style-name="ce2" table:formula="of:=([.B1]*[.B10])/([.B6]+[.B7]+[.B9]*[.B2])" office:value-type="float" office:value="0.000000651890482398957">
            <text:p>651.89E-09</text:p>
          </table:table-cell>
          <table:table-cell office:value-type="string">
            <text:p>MOSFET off time.</text:p>
          </table:table-cell>
        </table:table-row>
        <table:table-row table:style-name="ro3">
          <table:table-cell office:value-type="string">
            <text:p>f<text:span text:style-name="T1">SW</text:span></text:p>
          </table:table-cell>
          <table:table-cell table:style-name="ce2" table:formula="of:=1/([.B11]+[.B12])" office:value-type="float" office:value="402539.007092198">
            <text:p>402.54E+03</text:p>
          </table:table-cell>
          <table:table-cell office:value-type="string">
            <text:p>Switching frequency. If this exceeds 1.4MHz, choose a bigger inductor.</text:p>
          </table:table-cell>
        </table:table-row>
        <table:table-row table:style-name="ro3">
          <table:table-cell office:value-type="string">
            <text:p>R<text:span text:style-name="T1">OT</text:span></text:p>
          </table:table-cell>
          <table:table-cell table:style-name="ce3" table:formula="of:=[.B12]*100000000000" office:value-type="float" office:value="65189.0482398957">
            <text:p>65.19E+03</text:p>
          </table:table-cell>
          <table:table-cell office:value-type="string">
            <text:p>Required value for off-time setting resistor.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scientific-number number:decimal-places="2" number:min-integer-digits="3" number:min-exponent-digits="2"/>
    </number:number-style>
    <number:number-style style:name="N109">
      <number:scientific-number number:decimal-places="2" number:min-integer-digits="2" number:min-exponent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29/09/2013</text:date>, <text:time>01:1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15:48:48.58</meta:creation-date>
    <dc:date>2013-09-29T01:15:02.23</dc:date>
    <meta:editing-duration>PT4H43M59S</meta:editing-duration>
    <meta:editing-cycles>34</meta:editing-cycles>
    <meta:generator>OpenOffice/4.0.0$Win32 OpenOffice.org_project/400m3$Build-9702</meta:generator>
    <meta:document-statistic meta:table-count="3" meta:cell-count="40" meta:object-count="0"/>
  </office:meta>
</office:document-meta>
</file>